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number-rows-repeated="104850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 style:data-style-name="N2" text:time-value="22:33:53.0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0T22:38:59.608000000</dc:date>
    <meta:editing-duration>PT7H53M59S</meta:editing-duration>
    <meta:editing-cycles>234</meta:editing-cycles>
    <meta:document-statistic meta:table-count="1" meta:cell-count="267" meta:object-count="0"/>
  </office:meta>
</office:document-meta>
</file>